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f03" officeooo:paragraph-rsid="000e2f03"/>
    </style:style>
    <style:style style:name="P2" style:family="paragraph" style:parent-style-name="Standard">
      <style:text-properties officeooo:rsid="000e2f03" officeooo:paragraph-rsid="001085c3"/>
    </style:style>
    <style:style style:name="P3" style:family="paragraph" style:parent-style-name="Standard">
      <style:text-properties officeooo:rsid="000e2f03" officeooo:paragraph-rsid="00110a1b"/>
    </style:style>
    <style:style style:name="P4" style:family="paragraph" style:parent-style-name="Standard">
      <style:text-properties officeooo:rsid="000f6caf" officeooo:paragraph-rsid="000f6caf"/>
    </style:style>
    <style:style style:name="P5" style:family="paragraph" style:parent-style-name="Standard">
      <style:text-properties officeooo:rsid="001085c3" officeooo:paragraph-rsid="001085c3"/>
    </style:style>
    <style:style style:name="P6" style:family="paragraph" style:parent-style-name="Standard">
      <style:text-properties officeooo:rsid="001100f1" officeooo:paragraph-rsid="001100f1"/>
    </style:style>
    <style:style style:name="P7" style:family="paragraph" style:parent-style-name="Standard">
      <style:text-properties officeooo:rsid="00125f31" officeooo:paragraph-rsid="00125f31"/>
    </style:style>
    <style:style style:name="P8" style:family="paragraph" style:parent-style-name="Standard">
      <style:text-properties officeooo:rsid="0015667e" officeooo:paragraph-rsid="0015667e"/>
    </style:style>
    <style:style style:name="P9" style:family="paragraph" style:parent-style-name="Standard">
      <style:text-properties officeooo:rsid="0016a4af" officeooo:paragraph-rsid="0016a4af"/>
    </style:style>
    <style:style style:name="P10" style:family="paragraph" style:parent-style-name="Standard">
      <style:text-properties officeooo:rsid="00186917" officeooo:paragraph-rsid="00186917"/>
    </style:style>
    <style:style style:name="P11" style:family="paragraph" style:parent-style-name="Standard">
      <style:text-properties officeooo:rsid="001a2c3e" officeooo:paragraph-rsid="001a2c3e"/>
    </style:style>
    <style:style style:name="T1" style:family="text">
      <style:text-properties officeooo:rsid="000f6caf"/>
    </style:style>
    <style:style style:name="T2" style:family="text">
      <style:text-properties officeooo:rsid="001085c3"/>
    </style:style>
    <style:style style:name="T3" style:family="text">
      <style:text-properties officeooo:rsid="001100f1"/>
    </style:style>
    <style:style style:name="T4" style:family="text">
      <style:text-properties officeooo:rsid="00110a1b"/>
    </style:style>
    <style:style style:name="T5" style:family="text">
      <style:text-properties officeooo:rsid="0011e777"/>
    </style:style>
    <style:style style:name="T6" style:family="text">
      <style:text-properties officeooo:rsid="001443db"/>
    </style:style>
    <style:style style:name="T7" style:family="text">
      <style:text-properties officeooo:rsid="001ab6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uby on Rails internship syllabus</text:p>
      <text:p text:style-name="P1"/>
      <text:p text:style-name="P1"/>
      <text:p text:style-name="P2">Every <text:span text:style-name="T1">Monday</text:span> you will be assigned homework <text:span text:style-name="T1">via email</text:span>. You <text:span text:style-name="T1">ar</text:span>e expected to submit progress <text:span text:style-name="T1">via github</text:span> every day. <text:span text:style-name="T1">Even written documents must be pushed to github in your /public folder. You will be assigned a grade every week. The purpose of grading will be: </text:span></text:p>
      <text:p text:style-name="P2"><text:span text:style-name="T1">- To give you frequent feedback </text:span></text:p>
      <text:p text:style-name="P1">- <text:span text:style-name="T3">To provide guidance for future letters of recommendation</text:span></text:p>
      <text:p text:style-name="P1">- <text:span text:style-name="T2">To determine if you are making sufficient progress </text:span></text:p>
      <text:p text:style-name="P1"/>
      <text:p text:style-name="P5"><text:span text:style-name="T4">Weekly g</text:span>rading system:</text:p>
      <text:p text:style-name="P1">A: You showed up <text:span text:style-name="T4">early, put in</text:span> <text:span text:style-name="T1">at least</text:span> 10 hours, went beyond the assigned tasks, and added extra value</text:p>
      <text:p text:style-name="P1">B: You showed up <text:span text:style-name="T4">on time, put in</text:span> 10 hours, and completed the tasks adequately</text:p>
      <text:p text:style-name="P1">C: You showed up <text:span text:style-name="T4">on time, put in</text:span> 10 hours, checked the boxes on all the tasks, but did a sloppy job</text:p>
      <text:p text:style-name="P1">D: You showed up <text:span text:style-name="T4">late, worked</text:span> less than 10 hours, <text:span text:style-name="T4">or</text:span> did not complete all the tasks</text:p>
      <text:p text:style-name="P3">F: You showed up <text:span text:style-name="T4">late, worked</text:span> less than 10 hours, hardly did anything</text:p>
      <text:p text:style-name="P1"/>
      <text:p text:style-name="P6">Your grades will <text:span text:style-name="T5">be recorded but will</text:span> not be disclosed to anyone else on the team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Assignment for week of Monday, August 20: </text:p>
      <text:p text:style-name="P7"/>
      <text:p text:style-name="P8">Michelle:</text:p>
      <text:p text:style-name="P7">Go through<text:span text:style-name="T6"> user.rb model &amp; match with usertest.rb – 1 to 1 correspondence among methods</text:span></text:p>
      <text:p text:style-name="P8">Next week: Go into tutorial to start describing each user_test.rb method </text:p>
      <text:p text:style-name="P7"/>
      <text:p text:style-name="P8">Rakshaa:</text:p>
      <text:p text:style-name="P9">Write tests for all views for: rsvpqs, movies</text:p>
      <text:p text:style-name="P11">Write tests for models: <text:span text:style-name="T7">merchandise, purchase</text:span></text:p>
      <text:p text:style-name="P10">Make sure you did not commit any deletions of important code</text:p>
      <text:p text:style-name="P8"/>
      <text:p text:style-name="P8">Brigden:</text:p>
      <text:p text:style-name="P8"/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1:07:53.774389083</meta:creation-date>
    <meta:generator>LibreOffice/5.1.6.2$Linux_X86_64 LibreOffice_project/10m0$Build-2</meta:generator>
    <dc:date>2018-08-20T14:50:55.327791868</dc:date>
    <meta:editing-duration>PT52M6S</meta:editing-duration>
    <meta:editing-cycles>10</meta:editing-cycles>
    <meta:document-statistic meta:table-count="0" meta:image-count="0" meta:object-count="0" meta:page-count="1" meta:paragraph-count="21" meta:word-count="240" meta:character-count="1346" meta:non-whitespace-character-count="1120"/>
  </office:meta>
</office:document-meta>
</file>